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7.4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herry_tp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ffectiveLength</text:p>
          </table:table-cell>
          <table:table-cell office:value-type="string" calcext:value-type="string">
            <text:p>TPM</text:p>
          </table:table-cell>
          <table:table-cell office:value-type="string" calcext:value-type="string">
            <text:p>NumReads</text:p>
          </table:table-cell>
        </table:table-row>
        <table:table-row table:style-name="ro1">
          <table:table-cell office:value-type="string" calcext:value-type="string">
            <text:p>s01A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378.16" calcext:value-type="float">
            <text:p>378.16</text:p>
          </table:table-cell>
          <table:table-cell office:value-type="float" office:value="2953.788335" calcext:value-type="float">
            <text:p>2953.788335</text:p>
          </table:table-cell>
          <table:table-cell office:value-type="float" office:value="22916" calcext:value-type="float">
            <text:p>22916</text:p>
          </table:table-cell>
        </table:table-row>
        <table:table-row table:style-name="ro1">
          <table:table-cell office:value-type="string" calcext:value-type="string">
            <text:p>s02A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379.313" calcext:value-type="float">
            <text:p>379.313</text:p>
          </table:table-cell>
          <table:table-cell office:value-type="float" office:value="753.730688" calcext:value-type="float">
            <text:p>753.730688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string" calcext:value-type="string">
            <text:p>s03A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11.925" calcext:value-type="float">
            <text:p>411.925</text:p>
          </table:table-cell>
          <table:table-cell office:value-type="float" office:value="3629.770055" calcext:value-type="float">
            <text:p>3629.770055</text:p>
          </table:table-cell>
          <table:table-cell office:value-type="float" office:value="32651" calcext:value-type="float">
            <text:p>32651</text:p>
          </table:table-cell>
        </table:table-row>
        <table:table-row table:style-name="ro1">
          <table:table-cell office:value-type="string" calcext:value-type="string">
            <text:p>s04A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375.539" calcext:value-type="float">
            <text:p>375.539</text:p>
          </table:table-cell>
          <table:table-cell office:value-type="float" office:value="2419.319459" calcext:value-type="float">
            <text:p>2419.319459</text:p>
          </table:table-cell>
          <table:table-cell office:value-type="float" office:value="16237" calcext:value-type="float">
            <text:p>16237</text:p>
          </table:table-cell>
        </table:table-row>
        <table:table-row table:style-name="ro1">
          <table:table-cell office:value-type="string" calcext:value-type="string">
            <text:p>s05A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379.137" calcext:value-type="float">
            <text:p>379.137</text:p>
          </table:table-cell>
          <table:table-cell office:value-type="float" office:value="1277.324005" calcext:value-type="float">
            <text:p>1277.324005</text:p>
          </table:table-cell>
          <table:table-cell office:value-type="float" office:value="8633" calcext:value-type="float">
            <text:p>8633</text:p>
          </table:table-cell>
        </table:table-row>
        <table:table-row table:style-name="ro1">
          <table:table-cell office:value-type="string" calcext:value-type="string">
            <text:p>s06A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20.652" calcext:value-type="float">
            <text:p>420.652</text:p>
          </table:table-cell>
          <table:table-cell office:value-type="float" office:value="2993.492895" calcext:value-type="float">
            <text:p>2993.492895</text:p>
          </table:table-cell>
          <table:table-cell office:value-type="float" office:value="27590" calcext:value-type="float">
            <text:p>27590</text:p>
          </table:table-cell>
        </table:table-row>
        <table:table-row table:style-name="ro1">
          <table:table-cell office:value-type="string" calcext:value-type="string">
            <text:p>s07B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00.977" calcext:value-type="float">
            <text:p>400.977</text:p>
          </table:table-cell>
          <table:table-cell office:value-type="float" office:value="501.453252" calcext:value-type="float">
            <text:p>501.453252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string" calcext:value-type="string">
            <text:p>s08B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25.559" calcext:value-type="float">
            <text:p>425.559</text:p>
          </table:table-cell>
          <table:table-cell office:value-type="float" office:value="295.067994" calcext:value-type="float">
            <text:p>295.067994</text:p>
          </table:table-cell>
          <table:table-cell office:value-type="float" office:value="4976" calcext:value-type="float">
            <text:p>4976</text:p>
          </table:table-cell>
        </table:table-row>
        <table:table-row table:style-name="ro1">
          <table:table-cell office:value-type="string" calcext:value-type="string">
            <text:p>s09BCF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43.21" calcext:value-type="float">
            <text:p>443.21</text:p>
          </table:table-cell>
          <table:table-cell office:value-type="float" office:value="141.544725" calcext:value-type="float">
            <text:p>141.544725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s10B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34.418" calcext:value-type="float">
            <text:p>434.418</text:p>
          </table:table-cell>
          <table:table-cell office:value-type="float" office:value="315.854253" calcext:value-type="float">
            <text:p>315.854253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string" calcext:value-type="string">
            <text:p>s11B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42.893" calcext:value-type="float">
            <text:p>442.893</text:p>
          </table:table-cell>
          <table:table-cell office:value-type="float" office:value="344.322549" calcext:value-type="float">
            <text:p>344.322549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s12BCM</text:p>
          </table:table-cell>
          <table:table-cell office:value-type="string" calcext:value-type="string">
            <text:p>mcherry</text:p>
          </table:table-cell>
          <table:table-cell office:value-type="float" office:value="711" calcext:value-type="float">
            <text:p>711</text:p>
          </table:table-cell>
          <table:table-cell office:value-type="float" office:value="471.172" calcext:value-type="float">
            <text:p>471.172</text:p>
          </table:table-cell>
          <table:table-cell office:value-type="float" office:value="218.152345" calcext:value-type="float">
            <text:p>218.152345</text:p>
          </table:table-cell>
          <table:table-cell office:value-type="float" office:value="2596" calcext:value-type="float">
            <text:p>2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4:37:22.530819213</dc:date>
    <dc:creator>Xavi Grau</dc:creator>
    <meta:editing-duration>PT39S</meta:editing-duration>
    <meta:editing-cycles>1</meta:editing-cycles>
    <meta:document-statistic meta:table-count="1" meta:cell-count="78" meta:object-count="0"/>
    <meta:generator>LibreOffice/6.0.7.3$Linux_X86_64 LibreOffice_project/00m0$Build-3</meta:generator>
  </office:meta>
</office:document-meta>
</file>